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 New Roman1" svg:font-family="'Times New Roman'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67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29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5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4.84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46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6.62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2.96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3.22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27cm" svg:stroke-color="#000000" draw:stroke-linejoin="round" svg:stroke-linecap="butt" draw:fill="none" fo:padding-top="0.013cm" fo:padding-bottom="0.013cm" fo:padding-left="0.013cm" fo:padding-right="0.013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756cm" fo:min-width="1.75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1.05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7cm" svg:stroke-color="#ff8c00" draw:stroke-linejoin="round" svg:stroke-linecap="square" draw:fill="none" fo:padding-top="0.035cm" fo:padding-bottom="0.035cm" fo:padding-left="0.035cm" fo:padding-right="0.035cm"/>
    </style:style>
    <style:style style:name="gr24" style:family="graphic" style:parent-style-name="standard">
      <style:graphic-properties draw:stroke="dash" draw:stroke-dash="stroke-dash34" svg:stroke-width="0.035cm" svg:stroke-color="#006400" draw:stroke-linejoin="round" svg:stroke-linecap="butt" draw:fill="none" fo:padding-top="0.017cm" fo:padding-bottom="0.017cm" fo:padding-left="0.017cm" fo:padding-right="0.017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dash" draw:stroke-dash="stroke-dash34" svg:stroke-width="0.035cm" svg:stroke-color="#8b0000" draw:stroke-linejoin="round" svg:stroke-linecap="butt" draw:fill="none" fo:padding-top="0.017cm" fo:padding-bottom="0.017cm" fo:padding-left="0.017cm" fo:padding-right="0.017cm"/>
    </style:style>
    <style:style style:name="gr27" style:family="graphic" style:parent-style-name="standard">
      <style:graphic-properties draw:stroke="dash" draw:stroke-dash="stroke-dash34" svg:stroke-width="0.035cm" svg:stroke-color="#0000ff" draw:stroke-linejoin="round" svg:stroke-linecap="butt" draw:fill="none" fo:padding-top="0.017cm" fo:padding-bottom="0.017cm" fo:padding-left="0.017cm" fo:padding-right="0.017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39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19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36cm" fo:min-width="0.73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5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7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8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0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2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4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5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6" style:family="paragraph">
      <style:paragraph-properties fo:text-align="start" style:writing-mode="lr-tb"/>
      <style:text-properties fo:font-style="italic"/>
    </style:style>
    <style:style style:name="P17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ize-complex="28.1000003814697pt"/>
    </style:style>
    <style:style style:name="P18" style:family="paragraph">
      <loext:graphic-properties draw:fill="none"/>
      <style:text-properties fo:font-size="50pt" style:font-size-asian="50pt" style:font-size-complex="50pt"/>
    </style:style>
    <style:style style:name="P19" style:family="paragraph">
      <loext:graphic-properties draw:fill="none"/>
      <style:text-properties fo:font-size="49.7999992370606pt" style:font-size-asian="49.7999992370606pt" style:font-size-complex="49.7999992370606pt"/>
    </style:style>
    <style:style style:name="P20" style:family="paragraph">
      <loext:graphic-properties draw:fill="none"/>
      <style:text-properties fo:font-size="29.8999996185303pt" style:font-size-asian="29.8999996185303pt" style:font-size-complex="29.8999996185303pt"/>
    </style:style>
    <style:style style:name="P21" style:family="paragraph">
      <loext:graphic-properties draw:fill="none"/>
      <style:text-properties fo:font-size="48pt" style:font-size-asian="48pt" style:font-size-complex="48pt"/>
    </style:style>
    <style:style style:name="P22" style:family="paragraph">
      <loext:graphic-properties draw:fill="none"/>
      <style:paragraph-properties fo:text-align="start" style:writing-mode="lr-tb"/>
      <style:text-properties fo:font-size="29.8999996185303pt" fo:font-style="italic" style:font-size-asian="29.8999996185303pt" style:font-size-complex="29.8999996185303pt"/>
    </style:style>
    <style:style style:name="P23" style:family="paragraph">
      <loext:graphic-properties draw:fill="none"/>
      <style:text-properties fo:font-size="28pt" style:font-size-asian="28pt" style:font-size-complex="28pt"/>
    </style:style>
    <style:style style:name="P24" style:family="paragraph">
      <loext:graphic-properties draw:fill="none"/>
      <style:text-properties fo:font-size="20pt" style:font-size-asian="20pt" style:font-size-complex="20pt"/>
    </style:style>
    <style:style style:name="P25" style:family="paragraph">
      <style:paragraph-properties fo:text-align="start" style:writing-mode="lr-tb"/>
      <style:text-properties fo:font-size="20pt" style:font-size-asian="20pt" style:font-size-complex="20pt"/>
    </style:style>
    <style:style style:name="P26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27" style:family="paragraph">
      <style:paragraph-properties fo:text-align="start" style:writing-mode="lr-tb"/>
      <style:text-properties fo:font-size="12pt" fo:font-style="italic" style:font-size-asian="12pt" style:font-size-complex="12pt"/>
    </style:style>
    <style:style style:name="P28" style:family="paragraph">
      <loext:graphic-properties draw:fill="none"/>
      <style:paragraph-properties fo:text-align="start" style:writing-mode="lr-tb"/>
      <style:text-properties style:text-position="33% 58%" style:font-name="Times New Roman" fo:font-size="12pt" fo:font-style="italic" style:font-size-asian="12pt" style:font-size-complex="12pt"/>
    </style:style>
    <style:style style:name="P29" style:family="paragraph">
      <style:paragraph-properties fo:text-align="start" style:writing-mode="lr-tb"/>
      <style:text-properties fo:font-size="12pt" fo:font-style="italic"/>
    </style:style>
    <style:style style:name="P30" style:family="paragraph">
      <loext:graphic-properties draw:fill="none"/>
      <style:paragraph-properties fo:text-align="start" style:writing-mode="lr-tb"/>
      <style:text-properties fo:font-size="12pt" fo:font-style="italic" style:font-size-asian="28pt" style:font-size-complex="28pt"/>
    </style:style>
    <style:style style:name="P31" style:family="paragraph">
      <loext:graphic-properties draw:fill="none"/>
      <style:text-properties fo:font-size="20.8999996185303pt" fo:font-style="italic" style:font-size-asian="20.8999996185303pt" style:font-style-asian="italic" style:font-size-complex="20.8999996185303pt" style:font-style-complex="italic"/>
    </style:style>
    <style:style style:name="P32" style:family="paragraph">
      <loext:graphic-properties draw:fill="none"/>
      <style:text-properties fo:font-size="12.5pt" style:font-size-asian="12.5pt" style:font-size-complex="12.5pt"/>
    </style:style>
    <style:style style:name="P33" style:family="paragraph">
      <loext:graphic-properties draw:fill="none"/>
      <style:text-properties fo:font-size="20.8999996185303pt" style:font-size-asian="20.8999996185303pt" style:font-size-complex="20.8999996185303pt"/>
    </style:style>
    <style:style style:name="P3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5" style:family="paragraph">
      <loext:graphic-properties draw:fill="none"/>
      <style:text-properties fo:font-size="20.8999996185303pt" fo:font-weight="bold" style:font-size-asian="20.8999996185303pt" style:font-weight-asian="bold" style:font-size-complex="20.8999996185303pt" style:font-weight-complex="bold"/>
    </style:style>
    <style:style style:name="P36" style:family="paragraph">
      <style:paragraph-properties fo:text-align="start" style:writing-mode="lr-tb"/>
      <style:text-properties fo:font-size="18pt" fo:font-style="italic"/>
    </style:style>
    <style:style style:name="P37" style:family="paragraph">
      <loext:graphic-properties draw:fill="none"/>
      <style:paragraph-properties fo:text-align="start" style:writing-mode="lr-tb"/>
      <style:text-properties fo:font-size="18pt" fo:font-style="italic" style:font-size-asian="12.5pt" style:font-size-complex="12.5pt"/>
    </style:style>
    <style:style style:name="T1" style:family="text">
      <style:text-properties fo:color="#000000" style:font-name="TimesNewRoman" fo:font-size="45pt" style:font-size-asian="45pt" style:font-name-complex="TimesNewRoman" style:font-size-complex="45pt"/>
    </style:style>
    <style:style style:name="T2" style:family="text">
      <style:text-properties fo:color="#000000" style:font-name="TimesNewRoman" fo:font-size="45pt" fo:font-style="italic" style:font-size-asian="45pt" style:font-style-asian="italic" style:font-name-complex="TimesNewRoman" style:font-size-complex="45pt" style:font-style-complex="italic"/>
    </style:style>
    <style:style style:name="T3" style:family="text">
      <style:text-properties fo:color="#000000" style:font-name="TimesNewRoman" fo:font-size="44pt" style:font-size-asian="44pt" style:font-name-complex="TimesNewRoman" style:font-size-complex="44pt"/>
    </style:style>
    <style:style style:name="T4" style:family="text">
      <style:text-properties fo:color="#000000" style:font-name="TimesNewRoman" fo:font-size="44pt" fo:font-style="italic" style:font-size-asian="44pt" style:font-style-asian="italic" style:font-name-complex="TimesNewRoman" style:font-size-complex="44pt" style:font-style-complex="italic"/>
    </style:style>
    <style:style style:name="T5" style:family="text">
      <style:text-properties fo:color="#000000" style:font-name="TimesNewRoman" fo:font-size="44pt" fo:font-weight="bold" style:font-size-asian="44pt" style:font-weight-asian="bold" style:font-name-complex="TimesNewRoman" style:font-size-complex="44pt" style:font-weight-complex="bold"/>
    </style:style>
    <style:style style:name="T6" style:family="text">
      <style:text-properties fo:color="#000000" style:font-name="NimbusRoman" fo:font-size="46.7999992370605pt" fo:font-style="normal" style:font-size-asian="46.7999992370605pt" style:font-style-asian="normal" style:font-name-complex="NimbusRoman" style:font-size-complex="46.7999992370605pt" style:font-style-complex="normal"/>
    </style:style>
    <style:style style:name="T7" style:family="text">
      <style:text-properties fo:color="#000000" style:font-name="NimbusRoman" fo:font-size="46.7999992370605pt" fo:font-style="italic" style:font-size-asian="46.7999992370605pt" style:font-style-asian="italic" style:font-name-complex="NimbusRoman" style:font-size-complex="46.7999992370605pt" style:font-style-complex="italic"/>
    </style:style>
    <style:style style:name="T8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9" style:family="text">
      <style:text-properties fo:color="#000000" style:font-name="NimbusRoman" fo:font-size="48pt" fo:font-weight="bold" style:font-size-asian="46.7999992370605pt" style:font-weight-asian="bold" style:font-name-complex="NimbusRoman" style:font-size-complex="46.7999992370605pt" style:font-weight-complex="bold"/>
    </style:style>
    <style:style style:name="T10" style:family="text">
      <style:text-properties fo:color="#000000" style:font-name="NimbusRoman" fo:font-size="46.7999992370605pt" fo:font-weight="bold" style:font-size-asian="46.7999992370605pt" style:font-name-complex="NimbusRoman" style:font-size-complex="46.7999992370605pt"/>
    </style:style>
    <style:style style:name="T11" style:family="text">
      <style:text-properties fo:color="#000000" style:font-name="NimbusRoman" fo:font-size="28.1000003814697pt" style:font-size-asian="28.1000003814697pt" style:font-name-complex="NimbusRoman" style:font-size-complex="28.1000003814697pt"/>
    </style:style>
    <style:style style:name="T12" style:family="text">
      <style:text-properties fo:color="#000000" style:font-name="NimbusRoman" fo:font-size="46.7999992370605pt" fo:font-weight="bold" style:font-size-asian="46.7999992370605pt" style:font-weight-asian="bold" style:font-name-complex="NimbusRoman" style:font-size-complex="46.7999992370605pt" style:font-weight-complex="bold"/>
    </style:style>
    <style:style style:name="T13" style:family="text">
      <style:text-properties fo:color="#000000" style:font-name="Times New Roman1" fo:font-size="50pt" style:font-size-asian="50pt" style:font-name-complex="Times New Roman1" style:font-size-complex="50pt"/>
    </style:style>
    <style:style style:name="T14" style:family="text">
      <style:text-properties fo:color="#000000" style:font-name="Times New Roman1" fo:font-size="50pt" fo:font-weight="bold" style:font-size-asian="50pt" style:font-name-complex="Times New Roman1" style:font-size-complex="50pt" style:font-weight-complex="bold"/>
    </style:style>
    <style:style style:name="T15" style:family="text">
      <style:text-properties fo:color="#000000" style:font-name="NimbusRoman" fo:font-size="49.7999992370606pt" style:font-size-asian="49.7999992370606pt" style:font-name-complex="NimbusRoman" style:font-size-complex="49.7999992370606pt"/>
    </style:style>
    <style:style style:name="T16" style:family="text">
      <style:text-properties fo:color="#000000" style:font-name="OpenSymbol" fo:font-size="29.8999996185303pt" style:font-size-asian="29.8999996185303pt" style:font-name-complex="OpenSymbol" style:font-size-complex="29.8999996185303pt"/>
    </style:style>
    <style:style style:name="T17" style:family="text">
      <style:text-properties fo:color="#000000" style:font-name="OpenSymbol" fo:font-size="49.7999992370606pt" style:font-size-asian="49.7999992370606pt" style:font-name-complex="OpenSymbol" style:font-size-complex="49.7999992370606pt"/>
    </style:style>
    <style:style style:name="T18" style:family="text">
      <style:text-properties fo:color="#000000" style:font-name="NimbusRoman" fo:font-size="49.7999992370606pt" fo:font-weight="bold" style:font-size-asian="49.7999992370606pt" style:font-name-complex="NimbusRoman" style:font-size-complex="49.7999992370606pt" style:font-weight-complex="bold"/>
    </style:style>
    <style:style style:name="T19" style:family="text">
      <style:text-properties fo:color="#000000" style:font-name="NimbusRoman" fo:font-size="48pt" style:font-size-asian="48pt" style:font-name-complex="NimbusRoman" style:font-size-complex="48pt"/>
    </style:style>
    <style:style style:name="T20" style:family="text">
      <style:text-properties fo:color="#000000" style:font-name="NimbusRoman" fo:font-size="29.8999996185303pt" style:font-size-asian="29.8999996185303pt" style:font-name-complex="NimbusRoman" style:font-size-complex="29.8999996185303pt"/>
    </style:style>
    <style:style style:name="T21" style:family="text">
      <style:text-properties fo:color="#000000" style:font-name="NimbusRoman" fo:font-size="28pt" style:font-size-asian="28pt" style:font-name-complex="NimbusRoman" style:font-size-complex="28pt"/>
    </style:style>
    <style:style style:name="T22" style:family="text">
      <style:text-properties fo:color="#000000" style:font-name="TimesNewRoman" fo:font-size="20pt" style:font-size-asian="20pt" style:font-name-complex="TimesNewRoman" style:font-size-complex="20pt"/>
    </style:style>
    <style:style style:name="T23" style:family="text">
      <style:text-properties fo:color="#000000" style:font-name="TimesNewRoman" fo:font-size="20pt" fo:font-weight="bold" style:font-size-asian="20pt" style:font-weight-asian="bold" style:font-name-complex="TimesNewRoman" style:font-size-complex="20pt" style:font-weight-complex="bold"/>
    </style:style>
    <style:style style:name="T24" style:family="text">
      <style:text-properties fo:color="#000000" style:font-name="NimbusRoman" fo:font-size="20pt" fo:font-weight="bold" style:font-size-asian="20pt" style:font-name-complex="NimbusRoman" style:font-size-complex="20pt" style:font-weight-complex="bold"/>
    </style:style>
    <style:style style:name="T25" style:family="text">
      <style:text-properties fo:color="#000000" style:font-name="NimbusRoman" fo:font-size="12pt" style:font-size-asian="12pt" style:font-name-complex="NimbusRoman" style:font-size-complex="12pt"/>
    </style:style>
    <style:style style:name="T26" style:family="text">
      <style:text-properties fo:color="#000000" style:font-name="NimbusRoman" style:font-size-asian="28pt" style:font-name-complex="NimbusRoman" style:font-size-complex="28pt"/>
    </style:style>
    <style:style style:name="T27" style:family="text">
      <style:text-properties fo:color="#000000" style:font-name="NimbusRoman" fo:font-size="20.8999996185303pt" fo:font-style="italic" style:font-size-asian="20.8999996185303pt" style:font-style-asian="italic" style:font-name-complex="NimbusRoman" style:font-size-complex="20.8999996185303pt" style:font-style-complex="italic"/>
    </style:style>
    <style:style style:name="T28" style:family="text">
      <style:text-properties fo:color="#000000" style:font-name="OpenSymbol" fo:font-size="12.5pt" style:font-size-asian="12.5pt" style:font-name-complex="OpenSymbol" style:font-size-complex="12.5pt"/>
    </style:style>
    <style:style style:name="T29" style:family="text">
      <style:text-properties fo:color="#000000" style:font-name="OpenSymbol" fo:font-size="20.8999996185303pt" style:font-size-asian="20.8999996185303pt" style:font-name-complex="OpenSymbol" style:font-size-complex="20.8999996185303pt"/>
    </style:style>
    <style:style style:name="T30" style:family="text">
      <style:text-properties fo:color="#000000" style:font-name="NimbusRoman" fo:font-size="20.8999996185303pt" fo:font-weight="bold" style:font-size-asian="20.8999996185303pt" style:font-weight-asian="bold" style:font-name-complex="NimbusRoman" style:font-size-complex="20.8999996185303pt" style:font-weight-complex="bold"/>
    </style:style>
    <style:style style:name="T31" style:family="text">
      <style:text-properties fo:color="#000000" style:font-name="NimbusRoman" style:font-size-asian="12.5pt" style:font-name-complex="NimbusRoman" style:font-size-complex="12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.123cm" svg:x="22.403cm" svg:y="20.054cm" svg:viewBox="0 0 0 124" draw:points="0,0 0,124">
          <text:p/>
        </draw:polygon>
        <draw:polygon draw:style-name="gr1" draw:text-style-name="P1" draw:layer="layout" svg:width="0cm" svg:height="0.123cm" svg:x="25.826cm" svg:y="20.054cm" svg:viewBox="0 0 0 124" draw:points="0,0 0,124">
          <text:p/>
        </draw:polygon>
        <draw:polygon draw:style-name="gr1" draw:text-style-name="P1" draw:layer="layout" svg:width="0.123cm" svg:height="0cm" svg:x="22.279cm" svg:y="17.921cm" svg:viewBox="0 0 124 0" draw:points="124,0 0,0">
          <text:p/>
        </draw:polygon>
        <draw:line draw:style-name="gr2" draw:text-style-name="P2" draw:layer="layout" svg:x1="22.403cm" svg:y1="17.921cm" svg:x2="22.279cm" svg:y2="17.921cm">
          <text:p/>
        </draw:line>
        <draw:polygon draw:style-name="gr1" draw:text-style-name="P1" draw:layer="layout" svg:width="0.123cm" svg:height="0cm" svg:x="22.279cm" svg:y="14.587cm" svg:viewBox="0 0 124 0" draw:points="124,0 0,0">
          <text:p/>
        </draw:polygon>
        <draw:line draw:style-name="gr2" draw:text-style-name="P2" draw:layer="layout" svg:x1="22.403cm" svg:y1="14.587cm" svg:x2="22.279cm" svg:y2="14.587cm">
          <text:p/>
        </draw:line>
        <draw:frame draw:style-name="gr3" draw:text-style-name="P4" draw:layer="layout" svg:width="7.008cm" svg:height="1.758cm" svg:x="12.535cm" svg:y="17.058cm">
          <draw:text-box>
            <text:p text:style-name="P3"><text:span text:style-name="T1">(e) </text:span><text:span text:style-name="T2">Identity</text:span></text:p>
          </draw:text-box>
        </draw:frame>
        <draw:polygon draw:style-name="gr1" draw:text-style-name="P1" draw:layer="layout" svg:width="0.123cm" svg:height="0cm" svg:x="22.279cm" svg:y="11.253cm" svg:viewBox="0 0 124 0" draw:points="124,0 0,0">
          <text:p/>
        </draw:polygon>
        <draw:line draw:style-name="gr2" draw:text-style-name="P2" draw:layer="layout" svg:x1="22.403cm" svg:y1="11.253cm" svg:x2="22.279cm" svg:y2="11.253cm">
          <text:p/>
        </draw:line>
        <draw:frame draw:style-name="gr4" draw:text-style-name="P4" draw:layer="layout" svg:width="9.675cm" svg:height="1.758cm" svg:x="9.884cm" svg:y="13.724cm">
          <draw:text-box>
            <text:p text:style-name="P3"><text:span text:style-name="T1">(d) </text:span><text:span text:style-name="T2">Translation</text:span></text:p>
          </draw:text-box>
        </draw:frame>
        <draw:polygon draw:style-name="gr1" draw:text-style-name="P1" draw:layer="layout" svg:width="0.123cm" svg:height="0cm" svg:x="22.279cm" svg:y="7.92cm" svg:viewBox="0 0 124 0" draw:points="124,0 0,0">
          <text:p/>
        </draw:polygon>
        <draw:line draw:style-name="gr2" draw:text-style-name="P2" draw:layer="layout" svg:x1="22.403cm" svg:y1="7.92cm" svg:x2="22.279cm" svg:y2="7.92cm">
          <text:p/>
        </draw:line>
        <draw:frame draw:style-name="gr5" draw:text-style-name="P5" draw:layer="layout" svg:width="18.805cm" svg:height="1.72cm" svg:x="2.963cm" svg:y="10.491cm">
          <draw:text-box>
            <text:p text:style-name="P3"><text:span text:style-name="T3">(</text:span><text:span text:style-name="T3">c</text:span><text:span text:style-name="T3">)</text:span><text:span text:style-name="T3"> </text:span><text:span text:style-name="T4">L</text:span><text:span text:style-name="T4">i</text:span><text:span text:style-name="T4">n</text:span><text:span text:style-name="T4">e</text:span><text:span text:style-name="T4">a</text:span><text:span text:style-name="T4">r</text:span><text:span text:style-name="T4">R</text:span><text:span text:style-name="T4">e</text:span><text:span text:style-name="T4">g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3">(</text:span><text:span text:style-name="T5">s</text:span><text:span text:style-name="T3">)</text:span><text:span text:style-name="T3">,</text:span><text:span text:style-name="T3"> </text:span><text:span text:style-name="T4">n</text:span><text:span text:style-name="T4"> </text:span><text:span text:style-name="T3">=</text:span><text:span text:style-name="T3"> </text:span><text:span text:style-name="T3">8</text:span></text:p>
          </draw:text-box>
        </draw:frame>
        <draw:polygon draw:style-name="gr1" draw:text-style-name="P1" draw:layer="layout" svg:width="0.123cm" svg:height="0cm" svg:x="22.279cm" svg:y="4.586cm" svg:viewBox="0 0 124 0" draw:points="124,0 0,0">
          <text:p/>
        </draw:polygon>
        <draw:line draw:style-name="gr2" draw:text-style-name="P2" draw:layer="layout" svg:x1="22.403cm" svg:y1="4.586cm" svg:x2="22.279cm" svg:y2="4.586cm">
          <text:p/>
        </draw:line>
        <draw:frame draw:style-name="gr6" draw:text-style-name="P6" draw:layer="layout" svg:width="5.295cm" svg:height="1.652cm" svg:x="14.495cm" svg:y="4.028cm">
          <draw:text-box>
            <text:p text:style-name="P3"><text:span text:style-name="T6">(</text:span><text:span text:style-name="T6">a</text:span><text:span text:style-name="T6">)</text:span><text:span text:style-name="T7"> </text:span><text:span text:style-name="T7">L</text:span><text:span text:style-name="T7">R</text:span><text:span text:style-name="T7">E</text:span></text:p>
          </draw:text-box>
        </draw:frame>
        <draw:frame draw:style-name="gr7" draw:text-style-name="P7" draw:layer="layout" svg:width="1.65cm" svg:height="1.65cm" svg:x="20.006cm" svg:y="4.012cm">
          <draw:text-box>
            <text:p text:style-name="P3"><text:span text:style-name="T8">(</text:span></text:p>
          </draw:text-box>
        </draw:frame>
        <draw:frame draw:style-name="gr8" draw:text-style-name="P8" draw:layer="layout" svg:width="1.65cm" svg:height="1.694cm" svg:x="20.687cm" svg:y="4.028cm">
          <draw:text-box>
            <text:p text:style-name="P3"><text:span text:style-name="T9">s</text:span></text:p>
          </draw:text-box>
        </draw:frame>
        <draw:frame draw:style-name="gr7" draw:text-style-name="P7" draw:layer="layout" svg:width="1.65cm" svg:height="1.65cm" svg:x="21.442cm" svg:y="4.012cm">
          <draw:text-box>
            <text:p text:style-name="P3"><text:span text:style-name="T8">)</text:span></text:p>
          </draw:text-box>
        </draw:frame>
        <draw:frame draw:style-name="gr9" draw:text-style-name="P6" draw:layer="layout" svg:width="5.549cm" svg:height="1.652cm" svg:x="13.987cm" svg:y="7.341cm">
          <draw:text-box>
            <text:p text:style-name="P3"><text:span text:style-name="T6">(b) </text:span><text:span text:style-name="T7">LRE</text:span></text:p>
          </draw:text-box>
        </draw:frame>
        <draw:frame draw:style-name="gr7" draw:text-style-name="P7" draw:layer="layout" svg:width="1.65cm" svg:height="1.65cm" svg:x="19.655cm" svg:y="7.325cm">
          <draw:text-box>
            <text:p text:style-name="P3"><text:span text:style-name="T8">(</text:span></text:p>
          </draw:text-box>
        </draw:frame>
        <draw:frame draw:style-name="gr10" draw:text-style-name="P9" draw:layer="layout" svg:width="1.65cm" svg:height="1.652cm" svg:x="20.315cm" svg:y="7.341cm">
          <draw:text-box>
            <text:p text:style-name="P3"><text:span text:style-name="T10">e</text:span></text:p>
          </draw:text-box>
        </draw:frame>
        <draw:frame draw:style-name="gr11" draw:text-style-name="P11" draw:layer="layout" svg:width="0.99cm" svg:height="0.992cm" svg:x="21.112cm" svg:y="8.159cm">
          <draw:text-box>
            <text:p text:style-name="P10"><text:span text:style-name="T11">s</text:span></text:p>
          </draw:text-box>
        </draw:frame>
        <draw:frame draw:style-name="gr7" draw:text-style-name="P7" draw:layer="layout" svg:width="1.65cm" svg:height="1.65cm" svg:x="21.488cm" svg:y="7.325cm">
          <draw:text-box>
            <text:p text:style-name="P3"><text:span text:style-name="T8">)</text:span></text:p>
          </draw:text-box>
        </draw:frame>
        <draw:frame draw:style-name="gr7" draw:text-style-name="P7" draw:layer="layout" svg:width="1.65cm" svg:height="1.65cm" svg:x="19.831cm" svg:y="14.012cm">
          <draw:text-box>
            <text:p text:style-name="P3"><text:span text:style-name="T8">(</text:span></text:p>
          </draw:text-box>
        </draw:frame>
        <draw:frame draw:style-name="gr10" draw:text-style-name="P12" draw:layer="layout" svg:width="1.65cm" svg:height="1.652cm" svg:x="20.512cm" svg:y="13.928cm">
          <draw:text-box>
            <text:p text:style-name="P3"><text:span text:style-name="T12">s</text:span></text:p>
          </draw:text-box>
        </draw:frame>
        <draw:frame draw:style-name="gr7" draw:text-style-name="P13" draw:layer="layout" svg:width="1.65cm" svg:height="1.65cm" svg:x="21.367cm" svg:y="14.012cm">
          <draw:text-box>
            <text:p text:style-name="P3"><text:span text:style-name="T8">)</text:span></text:p>
          </draw:text-box>
        </draw:frame>
        <draw:frame draw:style-name="gr7" draw:text-style-name="P7" draw:layer="layout" svg:width="1.65cm" svg:height="1.65cm" svg:x="19.731cm" svg:y="17.312cm">
          <draw:text-box>
            <text:p text:style-name="P3"><text:span text:style-name="T8">(</text:span></text:p>
          </draw:text-box>
        </draw:frame>
        <draw:frame draw:style-name="gr10" draw:text-style-name="P12" draw:layer="layout" svg:width="1.65cm" svg:height="1.652cm" svg:x="20.412cm" svg:y="17.328cm">
          <draw:text-box>
            <text:p text:style-name="P3"><text:span text:style-name="T12">s</text:span></text:p>
          </draw:text-box>
        </draw:frame>
        <draw:polygon draw:style-name="gr1" draw:text-style-name="P1" draw:layer="layout" svg:width="0cm" svg:height="0.123cm" svg:x="45.304cm" svg:y="19.913cm" svg:viewBox="0 0 0 124" draw:points="0,0 0,124">
          <text:p/>
        </draw:polygon>
        <draw:polygon draw:style-name="gr1" draw:text-style-name="P1" draw:layer="layout" svg:width="0cm" svg:height="0.123cm" svg:x="48.727cm" svg:y="19.913cm" svg:viewBox="0 0 0 124" draw:points="0,0 0,124">
          <text:p/>
        </draw:polygon>
        <draw:polygon draw:style-name="gr1" draw:text-style-name="P1" draw:layer="layout" svg:width="0.123cm" svg:height="0cm" svg:x="45.18cm" svg:y="17.78cm" svg:viewBox="0 0 124 0" draw:points="124,0 0,0">
          <text:p/>
        </draw:polygon>
        <draw:line draw:style-name="gr2" draw:text-style-name="P2" draw:layer="layout" svg:x1="45.304cm" svg:y1="17.78cm" svg:x2="45.18cm" svg:y2="17.78cm">
          <text:p/>
        </draw:line>
        <draw:polygon draw:style-name="gr1" draw:text-style-name="P1" draw:layer="layout" svg:width="0.123cm" svg:height="0cm" svg:x="45.18cm" svg:y="14.446cm" svg:viewBox="0 0 124 0" draw:points="124,0 0,0">
          <text:p/>
        </draw:polygon>
        <draw:line draw:style-name="gr2" draw:text-style-name="P2" draw:layer="layout" svg:x1="45.304cm" svg:y1="14.446cm" svg:x2="45.18cm" svg:y2="14.446cm">
          <text:p/>
        </draw:line>
        <draw:frame draw:style-name="gr12" draw:text-style-name="P14" draw:layer="layout" svg:width="4.849cm" svg:height="1.758cm" svg:x="37.698cm" svg:y="16.917cm">
          <draw:text-box>
            <text:p text:style-name="P3"><text:span text:style-name="T2">Iden</text:span><text:span text:style-name="T2">tity</text:span></text:p>
          </draw:text-box>
        </draw:frame>
        <draw:polygon draw:style-name="gr1" draw:text-style-name="P1" draw:layer="layout" svg:width="0.123cm" svg:height="0cm" svg:x="45.18cm" svg:y="11.112cm" svg:viewBox="0 0 124 0" draw:points="124,0 0,0">
          <text:p/>
        </draw:polygon>
        <draw:line draw:style-name="gr2" draw:text-style-name="P2" draw:layer="layout" svg:x1="45.304cm" svg:y1="11.112cm" svg:x2="45.18cm" svg:y2="11.112cm">
          <text:p/>
        </draw:line>
        <draw:frame draw:style-name="gr13" draw:text-style-name="P14" draw:layer="layout" svg:width="7.461cm" svg:height="1.758cm" svg:x="35.285cm" svg:y="13.583cm">
          <draw:text-box>
            <text:p text:style-name="P3"><text:span text:style-name="T2">T</text:span><text:span text:style-name="T2">r</text:span><text:span text:style-name="T2">a</text:span><text:span text:style-name="T2">n</text:span><text:span text:style-name="T2">s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polygon draw:style-name="gr1" draw:text-style-name="P1" draw:layer="layout" svg:width="0.123cm" svg:height="0cm" svg:x="45.18cm" svg:y="7.779cm" svg:viewBox="0 0 124 0" draw:points="124,0 0,0">
          <text:p/>
        </draw:polygon>
        <draw:line draw:style-name="gr2" draw:text-style-name="P2" draw:layer="layout" svg:x1="45.304cm" svg:y1="7.779cm" svg:x2="45.18cm" svg:y2="7.779cm">
          <text:p/>
        </draw:line>
        <draw:frame draw:style-name="gr14" draw:text-style-name="P15" draw:layer="layout" svg:width="16.633cm" svg:height="1.72cm" svg:x="28.046cm" svg:y="10.35cm">
          <draw:text-box>
            <text:p text:style-name="P3"><text:span text:style-name="T4">L</text:span><text:span text:style-name="T4">i</text:span><text:span text:style-name="T4">n</text:span><text:span text:style-name="T4">e</text:span><text:span text:style-name="T4">a</text:span><text:span text:style-name="T4">r</text:span><text:span text:style-name="T4">R</text:span><text:span text:style-name="T4">e</text:span><text:span text:style-name="T4">g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3">(</text:span><text:span text:style-name="T5">s</text:span><text:span text:style-name="T3">)</text:span><text:span text:style-name="T3">, </text:span><text:span text:style-name="T4">n</text:span><text:span text:style-name="T4"> </text:span><text:span text:style-name="T3">=</text:span><text:span text:style-name="T3"> </text:span><text:span text:style-name="T3">8</text:span></text:p>
          </draw:text-box>
        </draw:frame>
        <draw:polygon draw:style-name="gr1" draw:text-style-name="P1" draw:layer="layout" svg:width="0.123cm" svg:height="0cm" svg:x="45.18cm" svg:y="4.445cm" svg:viewBox="0 0 124 0" draw:points="124,0 0,0">
          <text:p/>
        </draw:polygon>
        <draw:line draw:style-name="gr2" draw:text-style-name="P2" draw:layer="layout" svg:x1="45.304cm" svg:y1="4.445cm" svg:x2="45.18cm" svg:y2="4.445cm">
          <text:p/>
        </draw:line>
        <draw:frame draw:style-name="gr15" draw:text-style-name="P6" draw:layer="layout" svg:width="2.97cm" svg:height="1.652cm" svg:x="39.73cm" svg:y="3.887cm">
          <draw:text-box>
            <text:p text:style-name="P3"><text:span text:style-name="T7">L</text:span><text:span text:style-name="T7">R</text:span><text:span text:style-name="T7">E</text:span></text:p>
          </draw:text-box>
        </draw:frame>
        <draw:frame draw:style-name="gr7" draw:text-style-name="P7" draw:layer="layout" svg:width="1.65cm" svg:height="1.65cm" svg:x="42.907cm" svg:y="3.871cm">
          <draw:text-box>
            <text:p text:style-name="P3"><text:span text:style-name="T8">(</text:span></text:p>
          </draw:text-box>
        </draw:frame>
        <draw:frame draw:style-name="gr8" draw:text-style-name="P8" draw:layer="layout" svg:width="1.65cm" svg:height="1.694cm" svg:x="43.588cm" svg:y="3.887cm">
          <draw:text-box>
            <text:p text:style-name="P3"><text:span text:style-name="T9">s</text:span></text:p>
          </draw:text-box>
        </draw:frame>
        <draw:frame draw:style-name="gr7" draw:text-style-name="P7" draw:layer="layout" svg:width="1.65cm" svg:height="1.65cm" svg:x="44.343cm" svg:y="3.871cm">
          <draw:text-box>
            <text:p text:style-name="P3"><text:span text:style-name="T8">)</text:span></text:p>
          </draw:text-box>
        </draw:frame>
        <draw:frame draw:style-name="gr16" draw:text-style-name="P6" draw:layer="layout" svg:width="3.224cm" svg:height="1.652cm" svg:x="39.349cm" svg:y="7.2cm">
          <draw:text-box>
            <text:p text:style-name="P3"><text:span text:style-name="T7">LRE</text:span></text:p>
          </draw:text-box>
        </draw:frame>
        <draw:frame draw:style-name="gr7" draw:text-style-name="P7" draw:layer="layout" svg:width="1.65cm" svg:height="1.65cm" svg:x="42.556cm" svg:y="7.184cm">
          <draw:text-box>
            <text:p text:style-name="P3"><text:span text:style-name="T8">(</text:span></text:p>
          </draw:text-box>
        </draw:frame>
        <draw:frame draw:style-name="gr10" draw:text-style-name="P9" draw:layer="layout" svg:width="1.65cm" svg:height="1.652cm" svg:x="43.216cm" svg:y="7.2cm">
          <draw:text-box>
            <text:p text:style-name="P3"><text:span text:style-name="T10">e</text:span></text:p>
          </draw:text-box>
        </draw:frame>
        <draw:frame draw:style-name="gr11" draw:text-style-name="P17" draw:layer="layout" svg:width="0.99cm" svg:height="0.992cm" svg:x="44.013cm" svg:y="8.018cm">
          <draw:text-box>
            <text:p text:style-name="P16"><text:span text:style-name="T11">s</text:span></text:p>
          </draw:text-box>
        </draw:frame>
        <draw:frame draw:style-name="gr7" draw:text-style-name="P7" draw:layer="layout" svg:width="1.65cm" svg:height="1.65cm" svg:x="44.307cm" svg:y="7.096cm">
          <draw:text-box>
            <text:p text:style-name="P3"><text:span text:style-name="T8">)</text:span></text:p>
          </draw:text-box>
        </draw:frame>
        <draw:frame draw:style-name="gr7" draw:text-style-name="P7" draw:layer="layout" svg:width="1.65cm" svg:height="1.65cm" svg:x="42.732cm" svg:y="13.871cm">
          <draw:text-box>
            <text:p text:style-name="P3"><text:span text:style-name="T8">(</text:span></text:p>
          </draw:text-box>
        </draw:frame>
        <draw:frame draw:style-name="gr10" draw:text-style-name="P12" draw:layer="layout" svg:width="1.65cm" svg:height="1.652cm" svg:x="43.413cm" svg:y="13.787cm">
          <draw:text-box>
            <text:p text:style-name="P3"><text:span text:style-name="T12">s</text:span></text:p>
          </draw:text-box>
        </draw:frame>
        <draw:frame draw:style-name="gr7" draw:text-style-name="P13" draw:layer="layout" svg:width="1.65cm" svg:height="1.65cm" svg:x="44.268cm" svg:y="13.871cm">
          <draw:text-box>
            <text:p text:style-name="P3"><text:span text:style-name="T8">)</text:span></text:p>
          </draw:text-box>
        </draw:frame>
        <draw:frame draw:style-name="gr7" draw:text-style-name="P7" draw:layer="layout" svg:width="1.65cm" svg:height="1.65cm" svg:x="42.632cm" svg:y="17.171cm">
          <draw:text-box>
            <text:p text:style-name="P3"><text:span text:style-name="T8">(</text:span></text:p>
          </draw:text-box>
        </draw:frame>
        <draw:frame draw:style-name="gr10" draw:text-style-name="P12" draw:layer="layout" svg:width="1.65cm" svg:height="1.652cm" svg:x="43.313cm" svg:y="17.187cm">
          <draw:text-box>
            <text:p text:style-name="P3"><text:span text:style-name="T12">s</text:span></text:p>
          </draw:text-box>
        </draw:frame>
        <draw:frame draw:style-name="gr7" draw:text-style-name="P13" draw:layer="layout" svg:width="1.65cm" svg:height="1.65cm" svg:x="44.168cm" svg:y="17.13cm">
          <draw:text-box>
            <text:p text:style-name="P3"><text:span text:style-name="T8">)</text:span></text:p>
          </draw:text-box>
        </draw:frame>
        <draw:frame draw:style-name="gr7" draw:text-style-name="P13" draw:layer="layout" svg:width="1.65cm" svg:height="1.65cm" svg:x="21.268cm" svg:y="17.23cm">
          <draw:text-box>
            <text:p text:style-name="P3"><text:span text:style-name="T8">)</text:span></text:p>
          </draw:text-box>
        </draw:frame>
        <draw:line draw:style-name="gr17" draw:text-style-name="P2" draw:layer="layout" svg:x1="22.236cm" svg:y1="37.298cm" svg:x2="22.112cm" svg:y2="37.298cm">
          <text:p/>
        </draw:line>
        <draw:path draw:style-name="gr1" draw:text-style-name="P1" draw:layer="layout" svg:width="0.231cm" svg:height="0.505cm" svg:x="21.722cm" svg:y="36.715cm" svg:viewBox="0 0 232 506" svg:d="M0 506l26-256c8-73 14-123 24-149 12-35 26-60 47-75 19-17 42-26 68-26 18 0 35 8 47 19 12 10 20 24 20 42 0 14-4 30-9 45-8 23-29 71-63 146l-123 254z">
          <text:p/>
        </draw:path>
        <draw:line draw:style-name="gr17" draw:text-style-name="P2" draw:layer="layout" svg:x1="22.236cm" svg:y1="33.087cm" svg:x2="22.112cm" svg:y2="33.087cm">
          <text:p/>
        </draw:line>
        <draw:line draw:style-name="gr17" draw:text-style-name="P2" draw:layer="layout" svg:x1="22.236cm" svg:y1="28.876cm" svg:x2="22.112cm" svg:y2="28.876cm">
          <text:p/>
        </draw:line>
        <draw:frame draw:style-name="gr18" draw:text-style-name="P18" draw:layer="layout" svg:width="14.573cm" svg:height="1.957cm" svg:x="6.954cm" svg:y="36.342cm">
          <draw:text-box>
            <text:p text:style-name="P3"><text:span text:style-name="T13">(</text:span><text:span text:style-name="T13">d</text:span><text:span text:style-name="T13">)</text:span><text:span text:style-name="T13"> </text:span><text:span text:style-name="T13">R</text:span><text:span text:style-name="T13">e</text:span><text:span text:style-name="T13">p</text:span><text:span text:style-name="T13">l</text:span><text:span text:style-name="T13">a</text:span><text:span text:style-name="T13">c</text:span><text:span text:style-name="T13">i</text:span><text:span text:style-name="T13">n</text:span><text:span text:style-name="T13">g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4">o</text:span></text:p>
          </draw:text-box>
        </draw:frame>
        <draw:path draw:style-name="gr1" draw:text-style-name="P1" draw:layer="layout" svg:width="0.231cm" svg:height="0.504cm" svg:x="21.722cm" svg:y="28.294cm" svg:viewBox="0 0 232 505" svg:d="M0 505l26-257c8-73 14-122 24-147 12-35 26-61 47-75 19-16 42-26 68-26 18 0 35 8 47 17 12 12 20 26 20 44 0 14-3 30-9 44-8 23-29 70-63 145l-123 255z">
          <text:p/>
        </draw:path>
        <draw:line draw:style-name="gr17" draw:text-style-name="P2" draw:layer="layout" svg:x1="22.236cm" svg:y1="24.665cm" svg:x2="22.112cm" svg:y2="24.665cm">
          <text:p/>
        </draw:line>
        <draw:frame draw:style-name="gr18" draw:text-style-name="P18" draw:layer="layout" svg:width="13.147cm" svg:height="1.957cm" svg:x="6.838cm" svg:y="32.13cm">
          <draw:text-box>
            <text:p text:style-name="P3"><text:span text:style-name="T13">(</text:span><text:span text:style-name="T13">c</text:span><text:span text:style-name="T13">)</text:span><text:span text:style-name="T13"> </text:span><text:span text:style-name="T13">R</text:span><text:span text:style-name="T13">e</text:span><text:span text:style-name="T13">p</text:span><text:span text:style-name="T13">l</text:span><text:span text:style-name="T13">a</text:span><text:span text:style-name="T13">c</text:span><text:span text:style-name="T13">i</text:span><text:span text:style-name="T13">n</text:span><text:span text:style-name="T13">g</text:span><text:span text:style-name="T13"> </text:span><text:span text:style-name="T13">w</text:span><text:span text:style-name="T13">i</text:span><text:span text:style-name="T13">t</text:span><text:span text:style-name="T13">h</text:span></text:p>
          </draw:text-box>
        </draw:frame>
        <draw:frame draw:style-name="gr18" draw:text-style-name="P18" draw:layer="layout" svg:width="14.374cm" svg:height="1.957cm" svg:x="7.251cm" svg:y="27.921cm">
          <draw:text-box>
            <text:p text:style-name="P3"><text:span text:style-name="T13">(</text:span><text:span text:style-name="T13">b</text:span><text:span text:style-name="T13">)</text:span><text:span text:style-name="T13"> </text:span><text:span text:style-name="T13">R</text:span><text:span text:style-name="T13">e</text:span><text:span text:style-name="T13">p</text:span><text:span text:style-name="T13">l</text:span><text:span text:style-name="T13">a</text:span><text:span text:style-name="T13">c</text:span><text:span text:style-name="T13">i</text:span><text:span text:style-name="T13">n</text:span><text:span text:style-name="T13">g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4">s</text:span></text:p>
          </draw:text-box>
        </draw:frame>
        <draw:frame draw:style-name="gr18" draw:text-style-name="P18" draw:layer="layout" svg:width="7.707cm" svg:height="1.957cm" svg:x="6.933cm" svg:y="23.497cm">
          <draw:text-box>
            <text:p text:style-name="P3"><text:span text:style-name="T13">(a) Adding</text:span></text:p>
          </draw:text-box>
        </draw:frame>
        <draw:frame draw:style-name="gr19" draw:text-style-name="P19" draw:layer="layout" svg:width="1.756cm" svg:height="1.758cm" svg:x="15.001cm" svg:y="23.986cm">
          <draw:text-box>
            <text:p text:style-name="P3"><text:span text:style-name="T15">W</text:span></text:p>
          </draw:text-box>
        </draw:frame>
        <draw:frame draw:style-name="gr20" draw:text-style-name="P20" draw:layer="layout" svg:width="1.054cm" svg:height="1.054cm" svg:x="16.624cm" svg:y="23.58cm">
          <draw:text-box>
            <text:p text:style-name="P3"><text:span text:style-name="T16">†</text:span></text:p>
          </draw:text-box>
        </draw:frame>
        <draw:frame draw:style-name="gr19" draw:text-style-name="P19" draw:layer="layout" svg:width="1.756cm" svg:height="1.756cm" svg:x="17.026cm" svg:y="23.971cm">
          <draw:text-box>
            <text:p text:style-name="P3"><text:span text:style-name="T17">(</text:span></text:p>
          </draw:text-box>
        </draw:frame>
        <draw:frame draw:style-name="gr19" draw:text-style-name="P19" draw:layer="layout" svg:width="1.756cm" svg:height="1.758cm" svg:x="17.732cm" svg:y="23.975cm">
          <draw:text-box>
            <text:p text:style-name="P3"><text:span text:style-name="T18">o</text:span></text:p>
          </draw:text-box>
        </draw:frame>
        <draw:frame draw:style-name="gr21" draw:text-style-name="P21" draw:layer="layout" svg:width="1.692cm" svg:height="1.695cm" svg:x="18.346cm" svg:y="23.889cm">
          <draw:text-box>
            <text:p text:style-name="P3"><text:span text:style-name="T19">'</text:span></text:p>
          </draw:text-box>
        </draw:frame>
        <draw:frame draw:style-name="gr19" draw:text-style-name="P19" draw:layer="layout" svg:width="1.756cm" svg:height="1.756cm" svg:x="18.988cm" svg:y="23.971cm">
          <draw:text-box>
            <text:p text:style-name="P3"><text:span text:style-name="T17">−</text:span></text:p>
          </draw:text-box>
        </draw:frame>
        <draw:frame draw:style-name="gr19" draw:text-style-name="P19" draw:layer="layout" svg:width="1.756cm" svg:height="1.758cm" svg:x="20.459cm" svg:y="23.975cm">
          <draw:text-box>
            <text:p text:style-name="P3"><text:span text:style-name="T18">o</text:span></text:p>
          </draw:text-box>
        </draw:frame>
        <draw:frame draw:style-name="gr19" draw:text-style-name="P19" draw:layer="layout" svg:width="1.756cm" svg:height="1.756cm" svg:x="21.44cm" svg:y="23.971cm">
          <draw:text-box>
            <text:p text:style-name="P3"><text:span text:style-name="T17">)</text:span></text:p>
          </draw:text-box>
        </draw:frame>
        <draw:frame draw:style-name="gr19" draw:text-style-name="P19" draw:layer="layout" svg:width="1.756cm" svg:height="1.758cm" svg:x="20.473cm" svg:y="32.46cm">
          <draw:text-box>
            <text:p text:style-name="P3"><text:span text:style-name="T18">e</text:span></text:p>
          </draw:text-box>
        </draw:frame>
        <draw:frame draw:style-name="gr20" draw:text-style-name="P22" draw:layer="layout" svg:width="1.054cm" svg:height="1.055cm" svg:x="21.309cm" svg:y="33.496cm">
          <draw:text-box>
            <text:p text:style-name="P16"><text:span text:style-name="T20">o</text:span></text:p>
          </draw:text-box>
        </draw:frame>
        <draw:frame draw:style-name="gr22" draw:text-style-name="P23" draw:layer="layout" svg:width="0.987cm" svg:height="0.987cm" svg:x="21.757cm" svg:y="33.457cm">
          <draw:text-box>
            <text:p text:style-name="P3"><text:span text:style-name="T21">'</text:span></text:p>
          </draw:text-box>
        </draw:frame>
        <draw:polyline draw:style-name="gr23" draw:text-style-name="P2" draw:layer="layout" svg:width="1.41cm" svg:height="0cm" svg:x="5.533cm" svg:y="43.824cm" svg:viewBox="0 0 1411 0" draw:points="0,0 706,0 1411,0">
          <text:p/>
        </draw:polyline>
        <draw:polyline draw:style-name="gr24" draw:text-style-name="P2" draw:layer="layout" svg:width="1.41cm" svg:height="0cm" svg:x="13.696cm" svg:y="43.824cm" svg:viewBox="0 0 1411 0" draw:points="0,0 705,0 1411,0">
          <text:p/>
        </draw:polyline>
        <draw:frame draw:style-name="gr25" draw:text-style-name="P24" draw:layer="layout" svg:width="2.131cm" svg:height="0.784cm" svg:x="7.509cm" svg:y="43.442cm">
          <draw:text-box>
            <text:p text:style-name="P3"><text:span text:style-name="T22">Adding</text:span></text:p>
          </draw:text-box>
        </draw:frame>
        <draw:path draw:style-name="gr1" draw:text-style-name="P1" draw:layer="layout" svg:width="0.091cm" svg:height="0.201cm" svg:x="20.461cm" svg:y="43.593cm" svg:viewBox="0 0 92 202" svg:d="M0 202l10-102c3-29 6-49 9-59 5-14 10-24 19-30 8-8 17-11 27-11 7 0 14 3 20 8 5 4 7 10 7 17 0 6-1 12-3 18-3 9-12 28-26 57l-48 102z">
          <text:p/>
        </draw:path>
        <draw:polyline draw:style-name="gr26" draw:text-style-name="P2" draw:layer="layout" svg:width="1.41cm" svg:height="0cm" svg:x="21.679cm" svg:y="43.824cm" svg:viewBox="0 0 1411 0" draw:points="0,0 706,0 1411,0">
          <text:p/>
        </draw:polyline>
        <draw:frame draw:style-name="gr25" draw:text-style-name="P24" draw:layer="layout" svg:width="4.756cm" svg:height="0.784cm" svg:x="15.672cm" svg:y="43.442cm">
          <draw:text-box>
            <text:p text:style-name="P3"><text:span text:style-name="T22">Replacing with </text:span><text:span text:style-name="T23">s</text:span></text:p>
          </draw:text-box>
        </draw:frame>
        <draw:polyline draw:style-name="gr27" draw:text-style-name="P2" draw:layer="layout" svg:width="1.41cm" svg:height="0cm" svg:x="29.847cm" svg:y="43.824cm" svg:viewBox="0 0 1411 0" draw:points="0,0 706,0 1411,0">
          <text:p/>
        </draw:polyline>
        <draw:frame draw:style-name="gr25" draw:text-style-name="P24" draw:layer="layout" svg:width="4.303cm" svg:height="0.784cm" svg:x="23.655cm" svg:y="43.442cm">
          <draw:text-box>
            <text:p text:style-name="P3"><text:span text:style-name="T22">Replacing with</text:span></text:p>
          </draw:text-box>
        </draw:frame>
        <draw:path draw:style-name="gr1" draw:text-style-name="P1" draw:layer="layout" svg:width="0.092cm" svg:height="0.201cm" svg:x="36.69cm" svg:y="43.593cm" svg:viewBox="0 0 93 202" svg:d="M0 202l11-102c3-29 6-49 9-59 5-14 11-24 20-30 7-8 17-11 26-11 8 0 15 3 19 8 5 4 8 10 8 17 0 6-1 12-3 18-3 9-12 28-26 57l-49 102z">
          <text:p/>
        </draw:path>
        <draw:frame draw:style-name="gr25" draw:text-style-name="P24" draw:layer="layout" svg:width="4.837cm" svg:height="0.784cm" svg:x="31.823cm" svg:y="43.442cm">
          <draw:text-box>
            <text:p text:style-name="P3"><text:span text:style-name="T22">Replacing with </text:span><text:span text:style-name="T23">o</text:span></text:p>
          </draw:text-box>
        </draw:frame>
        <draw:frame draw:style-name="gr28" draw:text-style-name="P26" draw:layer="layout" svg:width="0.395cm" svg:height="0.708cm" svg:x="28.157cm" svg:y="43.549cm">
          <draw:text-box>
            <text:p text:style-name="P25"><text:span text:style-name="T24">e</text:span></text:p>
          </draw:text-box>
        </draw:frame>
        <draw:frame draw:style-name="gr29" draw:text-style-name="P28" draw:layer="layout" svg:width="0.534cm" svg:height="0.424cm" svg:x="28.493cm" svg:y="43.851cm">
          <draw:text-box>
            <text:p text:style-name="P27"><text:span text:style-name="T25">o</text:span></text:p>
          </draw:text-box>
        </draw:frame>
        <draw:frame draw:style-name="gr30" draw:text-style-name="P30" draw:layer="layout" svg:width="0.193cm" svg:height="0.424cm" svg:x="28.686cm" svg:y="43.833cm">
          <draw:text-box>
            <text:p text:style-name="P29"><text:span text:style-name="T26">'</text:span></text:p>
          </draw:text-box>
        </draw:frame>
        <draw:frame draw:style-name="gr31" draw:text-style-name="P31" draw:layer="layout" svg:width="0.736cm" svg:height="0.738cm" svg:x="9.853cm" svg:y="43.564cm">
          <draw:text-box>
            <text:p text:style-name="P10"><text:span text:style-name="T27">W</text:span></text:p>
          </draw:text-box>
        </draw:frame>
        <draw:frame draw:style-name="gr32" draw:text-style-name="P32" draw:layer="layout" svg:width="0.44cm" svg:height="0.44cm" svg:x="10.534cm" svg:y="43.394cm">
          <draw:text-box>
            <text:p text:style-name="P3"><text:span text:style-name="T28">†</text:span></text:p>
          </draw:text-box>
        </draw:frame>
        <draw:frame draw:style-name="gr31" draw:text-style-name="P33" draw:layer="layout" svg:width="0.736cm" svg:height="0.736cm" svg:x="10.862cm" svg:y="43.556cm">
          <draw:text-box>
            <text:p text:style-name="P3"><text:span text:style-name="T29">(</text:span></text:p>
          </draw:text-box>
        </draw:frame>
        <draw:frame draw:style-name="gr31" draw:text-style-name="P35" draw:layer="layout" svg:width="0.736cm" svg:height="0.738cm" svg:x="11.158cm" svg:y="43.564cm">
          <draw:text-box>
            <text:p text:style-name="P34"><text:span text:style-name="T30">o</text:span></text:p>
          </draw:text-box>
        </draw:frame>
        <draw:frame draw:style-name="gr32" draw:text-style-name="P37" draw:layer="layout" svg:width="0.44cm" svg:height="0.636cm" svg:x="11.442cm" svg:y="43.499cm">
          <draw:text-box>
            <text:p text:style-name="P36"><text:span text:style-name="T31">'</text:span></text:p>
          </draw:text-box>
        </draw:frame>
        <draw:frame draw:style-name="gr31" draw:text-style-name="P33" draw:layer="layout" svg:width="0.736cm" svg:height="0.736cm" svg:x="11.683cm" svg:y="43.556cm">
          <draw:text-box>
            <text:p text:style-name="P3"><text:span text:style-name="T29">−</text:span></text:p>
          </draw:text-box>
        </draw:frame>
        <draw:frame draw:style-name="gr31" draw:text-style-name="P35" draw:layer="layout" svg:width="0.736cm" svg:height="0.738cm" svg:x="12.297cm" svg:y="43.564cm">
          <draw:text-box>
            <text:p text:style-name="P34"><text:span text:style-name="T30">o</text:span></text:p>
          </draw:text-box>
        </draw:frame>
        <draw:frame draw:style-name="gr31" draw:text-style-name="P33" draw:layer="layout" svg:width="0.736cm" svg:height="0.736cm" svg:x="12.71cm" svg:y="43.556cm">
          <draw:text-box>
            <text:p text:style-name="P3"><text:span text:style-name="T29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 New Roman1" svg:font-family="'Times New Roman'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34" draw:style="rect" draw:dots1="1" draw:dots1-length="0.13cm" draw:distance="0.0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2.87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3T15:48:41.240598873</meta:creation-date>
    <meta:generator>LibreOffice/6.4.7.2$Linux_X86_64 LibreOffice_project/40$Build-2</meta:generator>
    <dc:date>2023-08-03T17:36:10.949057247</dc:date>
    <meta:editing-duration>PT1H47M29S</meta:editing-duration>
    <meta:editing-cycles>2</meta:editing-cycles>
    <meta:document-statistic meta:object-count="102"/>
  </office:meta>
</office:document-meta>
</file>